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Таблица1" style:family="table">
      <style:table-properties style:width="27.506cm" table:align="margins"/>
    </style:style>
    <style:style style:name="Таблица1.A" style:family="table-column">
      <style:table-column-properties style:column-width="7.001cm" style:rel-column-width="16680*"/>
    </style:style>
    <style:style style:name="Таблица1.B" style:family="table-column">
      <style:table-column-properties style:column-width="20.505cm" style:rel-column-width="4885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normal" style:font-weight-asian="normal" style:font-weight-complex="normal"/>
    </style:style>
    <style:style style:name="P5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6" style:family="paragraph" style:parent-style-name="Text_20_body">
      <style:text-properties style:font-name="Cambria" fo:font-weight="bold" style:font-weight-asian="bold" style:font-weight-complex="bold"/>
    </style:style>
    <style:style style:name="P7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7" text:outline-level="1">Меню Инструменты</text:h>
          </table:table-cell>
        </table:table-row>
        <table:table-row table:style-name="Table1.2">
          <table:table-cell table:style-name="Table1.A2" office:value-type="string">
            <text:p text:style-name="P2">Содержит команды, предназначенные для углубленной работы со схемным окном.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6">Команда</text:p>
                </table:table-cell>
                <table:table-cell table:style-name="Таблица1.B1" office:value-type="string">
                  <text:p text:style-name="P6">Описание</text:p>
                </table:table-cell>
              </table:table-row>
              <table:table-row>
                <table:table-cell table:style-name="Таблица1.A2" office:value-type="string">
                  <text:p text:style-name="P5">База данных...</text:p>
                </table:table-cell>
                <table:table-cell table:style-name="Таблица1.B2" office:value-type="string">
                  <text:p text:style-name="P2">Открывает окно базы данных для текущего проекта (если база данных подключена).</text:p>
                </table:table-cell>
              </table:table-row>
              <table:table-row>
                <table:table-cell table:style-name="Таблица1.A2" office:value-type="string">
                  <text:p text:style-name="P5">Подпись объектов...</text:p>
                </table:table-cell>
                <table:table-cell table:style-name="Таблица1.B2" office:value-type="string">
                  <text:p text:style-name="P2">Открывает окно, в котором пользователь может создать подписи для объектов на схемном окне.</text:p>
                </table:table-cell>
              </table:table-row>
              <table:table-row>
                <table:table-cell table:style-name="Таблица1.A2" office:value-type="string">
                  <text:p text:style-name="P5">Создать блоки по таблице...</text:p>
                </table:table-cell>
                <table:table-cell table:style-name="Таблица1.B2" office:value-type="string">
                  <text:p text:style-name="P2">Открывает окно редактора, в котором пользователь может таблицу блоков, которые необходимо разместить на схемном окне.</text:p>
                </table:table-cell>
              </table:table-row>
              <table:table-row>
                <table:table-cell table:style-name="Таблица1.A2" office:value-type="string">
                  <text:p text:style-name="P5">Сравнить объекты...</text:p>
                </table:table-cell>
                <table:table-cell table:style-name="Таблица1.B2" office:value-type="string">
                  <text:p text:style-name="P2">Открывает окно, в котором пользователь, используя таблицу, может произвести сравнение и редактирование блоков, выделенных на схемном окне.</text:p>
                </table:table-cell>
              </table:table-row>
              <table:table-row>
                <table:table-cell table:style-name="Таблица1.A2" office:value-type="string">
                  <text:p text:style-name="P5">Сравнить проекты...</text:p>
                </table:table-cell>
                <table:table-cell table:style-name="Таблица1.B2" office:value-type="string">
                  <text:p text:style-name="P2">Открывает окно, в котором пользователь может произвести сравнение проектов среды <text:span text:style-name="T1">SimInTech.</text:span></text:p>
                </table:table-cell>
              </table:table-row>
              <table:table-row>
                <table:table-cell table:style-name="Таблица1.A2" office:value-type="string">
                  <text:p text:style-name="P5">Показать списки входов-выходов</text:p>
                </table:table-cell>
                <table:table-cell table:style-name="Таблица1.B2" office:value-type="string">
                  <text:p text:style-name="P2"/>
                </table:table-cell>
              </table:table-row>
              <table:table-row>
                <table:table-cell table:style-name="Таблица1.A2" office:value-type="string">
                  <text:p text:style-name="P5">Информация о файле проекта...</text:p>
                </table:table-cell>
                <table:table-cell table:style-name="Таблица1.B2" office:value-type="string">
                  <text:p text:style-name="P4">Открывает окно, в котором представлена техническая информация о файле проекта.</text:p>
                </table:table-cell>
              </table:table-row>
              <table:table-row>
                <table:table-cell table:style-name="Таблица1.A2" office:value-type="string">
                  <text:p text:style-name="P5">Графический редактор...</text:p>
                </table:table-cell>
                <table:table-cell table:style-name="Таблица1.B2" office:value-type="string">
                  <text:p text:style-name="P2">Открывает окно графического редактора.</text:p>
                </table:table-cell>
              </table:table-row>
              <table:table-row>
                <table:table-cell table:style-name="Таблица1.A2" office:value-type="string">
                  <text:p text:style-name="P5">Настройка...</text:p>
                </table:table-cell>
                <table:table-cell table:style-name="Таблица1.B2" office:value-type="string">
                  <text:p text:style-name="P2">Открывает окно, в котором пользователь может осуществить настройку вызова внешних программ из редактора схем (при добавлении нового новой программы или удалении старой программы в данном окне, изменяется список пунктов, нижестоящих по отношению к пункту «Настройка»).</text:p>
                </table:table-cell>
              </table:table-row>
              <table:table-row>
                <table:table-cell table:style-name="Таблица1.A2" office:value-type="string">
                  <text:p text:style-name="P5">Сервер удалённого расчёта</text:p>
                </table:table-cell>
                <table:table-cell table:style-name="Таблица1.B2" office:value-type="string">
                  <text:p text:style-name="P2">Запускает конфигуратор сервера удаленного расчета.</text:p>
                </table:table-cell>
              </table:table-row>
              <table:table-row>
                <table:table-cell table:style-name="Таблица1.A2" office:value-type="string">
                  <text:p text:style-name="P5">Настройка утилит</text:p>
                </table:table-cell>
                <table:table-cell table:style-name="Таблица1.B2" office:value-type="string">
                  <text:p text:style-name="P2">Вызывает окно, в котором пользователь может настроить параметры обновления, параметры прокси-сервера, параметры сетевой заглушки и список расчетных серверов.</text:p>
                </table:table-cell>
              </table:table-row>
              <table:table-row>
                <table:table-cell table:style-name="Таблица1.A2" office:value-type="string">
                  <text:p text:style-name="P5">Редактор таблиц</text:p>
                </table:table-cell>
                <table:table-cell table:style-name="Таблица1.B2" office:value-type="string">
                  <text:p text:style-name="P2">Запускает редактор таблиц.</text:p>
                </table:table-cell>
              </table:table-row>
              <table:table-row>
                <table:table-cell table:style-name="Таблица1.A2" office:value-type="string">
                  <text:p text:style-name="P5">Генератор свойств газов для ТРР</text:p>
                </table:table-cell>
                <table:table-cell table:style-name="Таблица1.B2" office:value-type="string">
                  <text:p text:style-name="P2">Запускает генератор таблиц свойств назов для <text:span text:style-name="T1">TPP.</text:span></text:p>
                </table:table-cell>
              </table:table-row>
              <table:table-row>
                <table:table-cell table:style-name="Таблица1.A2" office:value-type="string">
                  <text:p text:style-name="P5">Калькулятор</text:p>
                </table:table-cell>
                <table:table-cell table:style-name="Таблица1.B2" office:value-type="string">
                  <text:p text:style-name="P2">Запускает скриптовой калькулятор.</text:p>
                </table:table-cell>
              </table:table-row>
              <table:table-row>
                <table:table-cell table:style-name="Таблица1.A2" office:value-type="string">
                  <text:p text:style-name="P5">Транслитерация</text:p>
                </table:table-cell>
                <table:table-cell table:style-name="Таблица1.B2" office:value-type="string">
                  <text:p text:style-name="P2">Запускает транслитератор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6-05-20T18:23:30.72</dc:date>
    <meta:generator>OpenOffice/4.1.2$Win32 OpenOffice.org_project/412m3$Build-9782</meta:generator>
    <meta:editing-duration>P1DT15H3M5S</meta:editing-duration>
    <meta:editing-cycles>161</meta:editing-cycles>
    <meta:document-statistic meta:table-count="2" meta:image-count="0" meta:object-count="0" meta:page-count="1" meta:paragraph-count="33" meta:word-count="203" meta:character-count="1646"/>
    <meta:user-defined meta:name="Поле 1"/>
    <meta:user-defined meta:name="Поле 2"/>
    <meta:user-defined meta:name="Поле 3"/>
    <meta:user-defined meta:name="Поле 4"/>
  </office:meta>
</office:document-meta>
</file>